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85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7d31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7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graphic" style:name="a391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96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graphic" style:name="a397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graphic" style:name="a398" style:parent-style-name="Graphics">
      <style:graphic-properties draw:fill="none" draw:stroke="non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7d31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ustom-shape svg:x="0in" svg:y="0in" svg:width="13.33333in" svg:height="7.5in" draw:id="id63" draw:style-name="a383" draw:name="Rectangle 8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6" draw:name="ZoneTexte 3" svg:x="2.62383in" svg:y="2.26784in" svg:width="7.58504in" svg:height="3.27323in">
          <draw:text-box>
            <text:p text:style-name="a385" text:class-names="" text:cond-style-name=""><text:span text:style-name="a384" text:class-names="">Le HACK</text:span></text:p>
          </draw:text-box>
          <svg:title/>
          <svg:desc/>
        </draw:frame>
        <draw:custom-shape svg:x="0.13802in" svg:y="0.12598in" svg:width="13.05729in" svg:height="7.24805in" draw:id="id65" draw:style-name="a389" draw:name="Rectangle 10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20887in" svg:y1="2.05997in" svg:x2="2.62383in" svg:y2="2.05997in" draw:id="id66" draw:style-name="a390" draw:name="Straight Connector 12">
          <svg:title/>
          <svg:desc/>
        </draw:connector>
        <draw:connector draw:type="line" svg:x1="10.20887in" svg:y1="5.54107in" svg:x2="2.62383in" svg:y2="5.54107in" draw:id="id67" draw:style-name="a391" draw:name="Straight Connector 14">
          <svg:title/>
          <svg:desc/>
        </draw:connector>
      </draw:page>
      <draw:page draw:name="Slide4" draw:style-name="a392" draw:master-page-name="Master1-Layout2-obj-Titre-et-contenu" presentation:presentation-page-layout-name="Master1-PPL2" draw:id="Slide-259">
        <draw:custom-shape svg:x="0in" svg:y="0in" svg:width="13.33333in" svg:height="7.5in" draw:id="id68" draw:style-name="a395" draw:name="Rectangle 7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4092in" svg:y1="1.58646in" svg:x2="1.10908in" svg:y2="1.58646in" draw:id="id69" draw:style-name="a396" draw:name="Straight Connector 9">
          <svg:title/>
          <svg:desc/>
        </draw:connector>
        <draw:connector draw:type="line" svg:x1="5.4092in" svg:y1="5.91489in" svg:x2="1.10908in" svg:y2="5.91489in" draw:id="id70" draw:style-name="a397" draw:name="Straight Connector 11">
          <svg:title/>
          <svg:desc/>
        </draw:connector>
        <draw:frame draw:id="id71" draw:style-name="a398" draw:name="Image 4" svg:x="7.65612in" svg:y="2.15823in" svg:width="5.29958in" svg:height="3.1941in" style:rel-width="scale" style:rel-height="scale">
          <draw:image xlink:href="media/image1.jpeg" xlink:type="simple" xlink:show="embed" xlink:actuate="onLoad"/>
          <svg:title/>
          <svg:desc>Une image contenant texte

Description générée automatiquement</svg:desc>
        </draw:frame>
        <draw:frame draw:id="id72" draw:style-name="a401" draw:name="ZoneTexte 4" svg:x="0.36709in" svg:y="1.84388in" svg:width="6.69198in" svg:height="0.63952in">
          <draw:text-box>
            <text:p text:style-name="a400" text:class-names="" text:cond-style-name=""><text:span text:style-name="a399" text:class-names="">Les différents types de Hackeur :</text:span></text:p>
          </draw:text-box>
          <svg:title/>
          <svg:desc/>
        </draw:frame>
      </draw:page>
      <draw:page draw:name="Slide5" draw:style-name="a402" draw:master-page-name="Master1-Layout2-obj-Titre-et-contenu" presentation:presentation-page-layout-name="Master1-PPL2" draw:id="Slide-260">
        <draw:custom-shape svg:x="0in" svg:y="0in" svg:width="13.33333in" svg:height="7.5in" draw:id="id73" draw:style-name="a405" draw:name="Rectangle 7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presentation:style-name="a406" draw:name="Titre 1" svg:x="0.91667in" svg:y="0.73264in" svg:width="4.93104in" svg:height="1.44965in" presentation:class="title" presentation:placeholder="true">
          <draw:text-box/>
          <svg:title/>
          <svg:desc/>
        </draw:frame>
        <draw:connector draw:type="line" svg:x1="5.84771in" svg:y1="2.21603in" svg:x2="0.13802in" svg:y2="2.21603in" draw:id="id75" draw:style-name="a407" draw:name="Straight Connector 9">
          <svg:title/>
          <svg:desc/>
        </draw:connector>
        <draw:frame draw:id="id76" presentation:style-name="a408" draw:name="Espace réservé du contenu 2" svg:x="1.52304in" svg:y="2.62353in" svg:width="10.28726in" svg:height="3.85624in" presentation:class="outline" presentation:placeholder="true">
          <draw:text-box/>
          <svg:title/>
          <svg:desc/>
        </draw:frame>
        <draw:custom-shape svg:x="0.13802in" svg:y="0.12598in" svg:width="13.05729in" svg:height="7.24805in" draw:id="id77" draw:style-name="a411" draw:name="Rectangle 11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0.07.2012</text:date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0.07.2012</text:date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°›</text:page-number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z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0.07.2012</text:date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°›</text:page-number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0.07.2012</text:date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°›</text:page-number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0.07.2012</text:date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0.07.2012</text:date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°›</text:page-number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0.07.2012</text:date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°›</text:page-number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0.07.2012</text:date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°›</text:page-number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z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0.07.2012</text:date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°›</text:page-number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0.07.2012</text:date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°›</text:page-number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z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0.07.2012</text:date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°›</text:page-number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z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0.07.2012</text:date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°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/>
    <dc:creator/>
    <meta:creation-date>2022-01-12T13:01:11Z</meta:creation-date>
    <dc:date>2022-01-12T13:14:41Z</dc:date>
    <meta:editing-cycles>77</meta:editing-cycles>
    <meta:editing-duration>PT0S</meta:editing-duration>
    <meta:document-statistic meta:paragraph-count="0" meta:word-count="0"/>
  </office:meta>
</office:document-meta>
</file>